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2cm" svg:y="0.5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2cm" svg:y="9.601cm">
          <draw:text-box>
            <text:p text:style-name="P2"><text:span text:style-name="T1">Лекция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5" draw:layer="layout" svg:width="25.199cm" svg:height="2.629cm" svg:x="1.4cm" svg:y="6.128cm" presentation:class="title" presentation:user-transformed="true">
          <draw:text-box>
            <text:p text:style-name="P5"><text:span text:style-name="T2">Указатели и массивы (ч. 2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1. Более глубокое понимание природы указателей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6.945cm" svg:x="1.4cm" svg:y="-1.53cm" presentation:class="title" presentation:user-transformed="true">
          <draw:text-box>
            <text:p><text:s text:c="12"/>9.3.2. Специальные целочисленные типы для использования в арифметике указателей (&lt;stddef.h&gt;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6"/>9.3.2.1. size_t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6"/>9.3.2.2. ptrdiff_t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3. Операции над указателям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6"/>9.3.3.1. Адресная арифметика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6"/>9.3.3.2. Сравнение указателей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4. Указатели на указател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2"/>9.3.5. Массивы массивов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6. Инициализация массивов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5.209cm" svg:x="1.4cm" svg:y="-0.662cm" presentation:class="title" presentation:user-transformed="true">
          <draw:text-box>
            <text:p><text:s text:c="12"/>9.3.7. Массив аргументов командной строки в функции main (char *argv[]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8. Указатели на функци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5T19:04:01.317000000</dc:date>
    <meta:editing-duration>PT7M24S</meta:editing-duration>
    <meta:editing-cycles>2</meta:editing-cycles>
    <meta:generator>LibreOffice/7.4.5.1$Windows_X86_64 LibreOffice_project/9c0871452b3918c1019dde9bfac75448afc4b57f</meta:generator>
    <meta:document-statistic meta:object-count="76"/>
  </office:meta>
</office:document-meta>
</file>